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La RFC :</text:p>
      <text:p text:style-name="Standard"/>
      <text:p text:style-name="Standard"><text:a xlink:type="simple" xlink:href="http://fr.wikipedia.org/wiki/Request_for_comments">http://fr.wikipedia.org/wiki/Request_for_comments</text:a> <text:s text:c="3"/>Wiki</text:p>
      <text:p text:style-name="Standard"/>
      <text:p text:style-name="Standard"><text:a xlink:type="simple" xlink:href="http://www.w3.org/Protocols/rfc2616/rfc2616.html">http://www.w3.org/Protocols/rfc2616/rfc2616.html</text:a> <text:s text:c="5"/>site RFC(HTTP)</text:p>
      <text:p text:style-name="Standard"/>
      <text:p text:style-name="Standard"/>
      <text:p text:style-name="Standard">HTTP :</text:p>
      <text:p text:style-name="Standard"/>
      <text:p text:style-name="Standard"><text:a xlink:type="simple" xlink:href="http://fr.wikipedia.org/wiki/Hypertext_Transfer_Protocol">http://fr.wikipedia.org/wiki/Hypertext_Transfer_Protocol</text:a> <text:s text:c="4"/>Wiki</text:p>
      <text:p text:style-name="Standard"/>
      <text:p text:style-name="Standard"><text:a xlink:type="simple" xlink:href="http://www.themanualpage.org/http/http_fct.php">http://www.themanualpage.org/http/http_fct.php</text:a> <text:s text:c="3"/>Fonctionement</text:p>
      <text:p text:style-name="Standard"/>
      <text:p text:style-name="Standard"/>
      <text:p text:style-name="Standard">Routes :</text:p>
      <text:p text:style-name="Standard"/>
      <text:p text:style-name="Standard"><text:a xlink:type="simple" xlink:href="http://www.developpez.net/forums/d39275/webmasters-developpement-web/general-conception-web/url-uri-diff-rences/">http://www.developpez.net/forums/d39275/webmasters-developpement-web/general-conception-web/url-uri-diff-rences/</text:a> <text:s/>pour aller sur wiki</text:p>
      <text:p text:style-name="Standard"/>
      <text:p text:style-name="Standard"/>
      <text:p text:style-name="Standard"><text:a xlink:type="simple" xlink:href="http://www.w3.org/Protocols/rfc2616/rfc2616-sec3.html#sec3">http://www.w3.org/Protocols/rfc2616/rfc2616-sec3.html#sec3</text:a> <text:s text:c="2"/>dans la RFC(HTTP)</text:p>
      <text:p text:style-name="Standard"/>
      <text:p text:style-name="Standard"/>
      <text:p text:style-name="Standard"/>
      <text:p text:style-name="Standard">Django :</text:p>
      <text:p text:style-name="Standard"/>
      <text:p text:style-name="Standard"/>
      <text:p text:style-name="Standard"><text:a xlink:type="simple" xlink:href="http://fr.openclassrooms.com/informatique/cours/developpez-votre-site-web-avec-le-framework-django/le-fonctionnement-de-django">http://fr.openclassrooms.com/informatique/cours/developpez-votre-site-web-avec-le-framework-django/le-fonctionnement-de-django</text:a> <text:s/></text:p>
      <text:p text:style-name="Standard"/>
      <text:p text:style-name="Standard"/>
      <text:p text:style-name="Standard">Play :</text:p>
      <text:p text:style-name="Standard"/>
      <text:p text:style-name="Standard"><text:a xlink:type="simple" xlink:href="http://linuxfr.org/news/play-un-autre-framework-web-java">http://linuxfr.org/news/play-un-autre-framework-web-java</text:a></text:p>
      <text:p text:style-name="Standard"/>
      <text:p text:style-name="Standard"><text:a xlink:type="simple" xlink:href="http://blog.soat.fr/2013/04/redecouvrons-le-developpement-web-en-java-avec-play-partie-1-enfin-un-framework-web-java/">http://blog.soat.fr/2013/04/redecouvrons-le-developpement-web-en-java-avec-play-partie-1-enfin-un-framework-web-java/</text:a>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23T10:44:46.90</meta:creation-date>
    <meta:document-statistic meta:table-count="0" meta:image-count="0" meta:object-count="0" meta:page-count="1" meta:paragraph-count="14" meta:word-count="32" meta:character-count="801"/>
    <dc:date>2014-05-23T11:01:34.84</dc:date>
    <meta:editing-duration>PT1M37S</meta:editing-duration>
    <meta:editing-cycles>1</meta:editing-cycles>
    <meta:generator>OpenOffice/4.0.1$Win32 OpenOffice.org_project/401m5$Build-9714</meta:generator>
  </office:meta>
</office:document-meta>
</file>